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Roboto Mono" svg:font-family="'Roboto Mono', monospace"/>
    <style:font-face style:name="Roboto" svg:font-family="Roboto, 'Helvetica Neue', sans-serif"/>
    <style:font-face style:name="YouTube Noto" svg:font-family="'YouTube Noto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fo:font-variant="normal" fo:text-transform="none" fo:color="#000000" style:font-name="YouTube Noto" fo:font-size="15pt" fo:letter-spacing="normal" fo:font-style="normal" fo:font-weight="normal" officeooo:rsid="00183060" officeooo:paragraph-rsid="001729d2" fo:background-color="transparent" fo:padding="0cm" fo:border="none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ff3333" style:font-name="Roboto" fo:font-size="10.5pt" fo:letter-spacing="normal" fo:font-style="normal" fo:font-weight="normal" officeooo:rsid="00247ce2" officeooo:paragraph-rsid="00247ce2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529cm" fo:orphans="2" fo:widows="2" fo:text-indent="0cm" style:auto-text-indent="false"/>
      <style:text-properties fo:font-variant="normal" fo:text-transform="none" fo:color="#37474f" style:font-name="Roboto" fo:font-size="10.5pt" fo:letter-spacing="normal" fo:font-style="normal" fo:font-weight="normal" fo:padding="0cm" fo:border="none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3df2f" officeooo:paragraph-rsid="001729d2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729d2" officeooo:paragraph-rsid="001729d2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83060" officeooo:paragraph-rsid="00183060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83060" officeooo:paragraph-rsid="0018809c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d1980" officeooo:paragraph-rsid="001d1980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1e6464" officeooo:paragraph-rsid="001e6464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2.75pt" fo:letter-spacing="normal" fo:font-style="normal" fo:font-weight="normal" officeooo:rsid="0021d231" officeooo:paragraph-rsid="0021d231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e433e" style:font-name="Lato" fo:font-size="10pt" fo:letter-spacing="normal" fo:font-style="normal" fo:font-weight="normal" officeooo:rsid="0021d231" officeooo:paragraph-rsid="00238609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e433e" style:font-name="Liberation Serif" fo:font-size="11pt" fo:letter-spacing="normal" fo:font-style="normal" fo:font-weight="normal" officeooo:rsid="0023bb65" officeooo:paragraph-rsid="0023bb65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37474f" style:font-name="Liberation Serif" fo:font-size="11pt" fo:letter-spacing="normal" fo:font-style="normal" fo:font-weight="normal" officeooo:rsid="0021d231" officeooo:paragraph-rsid="002479bd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7474f" style:font-name="Liberation Serif" fo:font-size="11pt" fo:letter-spacing="normal" fo:font-style="normal" fo:font-weight="normal" officeooo:rsid="0021d231" officeooo:paragraph-rsid="00276006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ff3333" style:font-name="Liberation Serif" fo:font-size="11pt" fo:letter-spacing="normal" fo:font-style="normal" fo:font-weight="normal" officeooo:rsid="0021d231" officeooo:paragraph-rsid="002479bd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ff3333" style:font-name="Liberation Serif" fo:font-size="11pt" fo:letter-spacing="normal" fo:font-style="normal" fo:font-weight="normal" officeooo:rsid="00247ce2" officeooo:paragraph-rsid="0025f288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1pt" fo:letter-spacing="normal" fo:font-style="normal" fo:font-weight="normal" officeooo:paragraph-rsid="0025f288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1pt" fo:letter-spacing="normal" fo:font-style="normal" fo:font-weight="normal" officeooo:rsid="0025fca0" officeooo:paragraph-rsid="0025fca0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1pt" fo:letter-spacing="normal" fo:font-style="normal" fo:font-weight="normal" officeooo:rsid="00271a19" officeooo:paragraph-rsid="00271a19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.5pt" fo:letter-spacing="normal" fo:font-style="normal" fo:font-weight="normal" officeooo:rsid="00247ce2" officeooo:paragraph-rsid="0025f288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ff6666" style:font-name="Liberation Serif" fo:font-size="11pt" fo:letter-spacing="normal" fo:font-style="normal" fo:font-weight="bold" officeooo:rsid="0025fca0" officeooo:paragraph-rsid="0025fca0" style:font-weight-asian="bold" style:font-weight-complex="bold"/>
    </style:style>
    <style:style style:name="P22" style:family="paragraph" style:parent-style-name="Standard">
      <style:text-properties style:font-name="Liberation Serif" fo:font-size="11pt" style:font-size-asian="11pt" style:font-size-complex="11pt"/>
    </style:style>
    <style:style style:name="P23" style:family="paragraph" style:parent-style-name="Standard">
      <style:text-properties style:font-name="Liberation Serif" fo:font-size="11pt" officeooo:paragraph-rsid="00238609" style:font-size-asian="11pt" style:font-size-complex="11pt"/>
    </style:style>
    <style:style style:name="P24" style:family="paragraph" style:parent-style-name="Standard">
      <style:paragraph-properties fo:text-align="justify" style:justify-single-word="false" fo:break-before="page"/>
      <style:text-properties fo:font-variant="normal" fo:text-transform="none" fo:color="#3e433e" style:font-name="Liberation Serif" fo:font-size="11pt" fo:letter-spacing="normal" fo:font-style="normal" fo:font-weight="normal" officeooo:rsid="0021d231" officeooo:paragraph-rsid="0021d231" style:font-size-asian="11pt" style:font-size-complex="11pt"/>
    </style:style>
    <style:style style:name="P25" style:family="paragraph" style:parent-style-name="Standard">
      <style:paragraph-properties fo:text-align="justify" style:justify-single-word="false" fo:break-before="page"/>
      <style:text-properties fo:font-variant="normal" fo:text-transform="none" fo:color="#3e433e" style:font-name="Liberation Serif" fo:font-size="11pt" fo:letter-spacing="normal" fo:font-style="normal" fo:font-weight="normal" officeooo:rsid="0023bb65" officeooo:paragraph-rsid="0023bb65" style:font-size-asian="11pt" style:font-size-complex="11pt"/>
    </style:style>
    <style:style style:name="P26" style:family="paragraph" style:parent-style-name="Preformatted_20_Text">
      <style:paragraph-properties fo:text-align="justify" style:justify-single-word="false"/>
      <style:text-properties fo:font-variant="normal" fo:text-transform="none" fo:color="#37474f" style:font-name="Roboto Mono" fo:font-size="10.5pt" fo:letter-spacing="normal" fo:font-style="normal" fo:font-weight="normal" officeooo:rsid="001b2341" officeooo:paragraph-rsid="0021d231"/>
    </style:style>
    <style:style style:name="P27" style:family="paragraph" style:parent-style-name="Preformatted_20_Text">
      <style:paragraph-properties fo:text-align="justify" style:justify-single-word="false"/>
      <style:text-properties fo:font-variant="normal" fo:text-transform="none" fo:color="#37474f" style:font-name="Roboto Mono" fo:font-size="10.5pt" fo:letter-spacing="normal" fo:font-style="normal" fo:font-weight="normal" officeooo:rsid="0023bb65" officeooo:paragraph-rsid="0023bb65"/>
    </style:style>
    <style:style style:name="P28" style:family="paragraph" style:parent-style-name="Preformatted_20_Text">
      <style:paragraph-properties fo:text-align="justify" style:justify-single-word="false"/>
      <style:text-properties fo:font-variant="normal" fo:text-transform="none" fo:color="#37474f" style:font-name="Liberation Serif" fo:font-size="11pt" fo:letter-spacing="normal" fo:font-style="normal" fo:font-weight="normal" officeooo:rsid="001b2341" officeooo:paragraph-rsid="0021d231" style:font-size-asian="11pt" style:font-size-complex="11pt"/>
    </style:style>
    <style:style style:name="T1" style:family="text">
      <style:text-properties style:font-name="Liberation Serif" fo:font-size="11pt" style:font-size-asian="11pt" style:font-size-complex="11pt"/>
    </style:style>
    <style:style style:name="T2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Liberation Serif" fo:font-size="11pt" fo:font-weight="bold" officeooo:rsid="0018d9e5" style:font-size-asian="11pt" style:font-weight-asian="bold" style:font-size-complex="11pt" style:font-weight-complex="bold"/>
    </style:style>
    <style:style style:name="T4" style:family="text">
      <style:text-properties fo:color="#484848" style:font-name="Liberation Serif" fo:font-size="11pt" officeooo:rsid="0018d9e5" style:font-size-asian="11pt" style:font-weight-asian="bold" style:font-size-complex="11pt" style:font-weight-complex="bold"/>
    </style:style>
    <style:style style:name="T5" style:family="text">
      <style:text-properties fo:color="#484848" style:font-name="Liberation Serif" fo:font-size="11pt" fo:font-weight="bold" officeooo:rsid="0018d9e5" style:font-size-asian="11pt" style:font-size-complex="11pt"/>
    </style:style>
    <style:style style:name="T6" style:family="text">
      <style:text-properties fo:color="#484848" style:font-name="Liberation Serif" fo:font-size="11pt" fo:font-weight="bold" officeooo:rsid="0018d9e5" style:font-size-asian="11pt" style:font-weight-asian="bold" style:font-size-complex="11pt" style:font-weight-complex="bold"/>
    </style:style>
    <style:style style:name="T7" style:family="text">
      <style:text-properties officeooo:rsid="001e6464"/>
    </style:style>
    <style:style style:name="T8" style:family="text">
      <style:text-properties officeooo:rsid="001fa56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a56e" style:font-weight-asian="bold" style:font-weight-complex="bold"/>
    </style:style>
    <style:style style:name="T11" style:family="text">
      <style:text-properties fo:color="#3b78e7"/>
    </style:style>
    <style:style style:name="T12" style:family="text">
      <style:text-properties fo:color="#3b78e7" fo:font-style="normal" fo:font-weight="normal"/>
    </style:style>
    <style:style style:name="T13" style:family="text">
      <style:text-properties fo:color="#3b78e7" fo:font-size="9pt" style:font-size-asian="9pt" style:font-size-complex="9pt"/>
    </style:style>
    <style:style style:name="T14" style:family="text">
      <style:text-properties fo:color="#000000"/>
    </style:style>
    <style:style style:name="T15" style:family="text">
      <style:text-properties fo:color="#000000" style:font-name="Liberation Serif" fo:font-size="11pt" style:font-size-asian="11pt" style:font-size-complex="11pt"/>
    </style:style>
    <style:style style:name="T16" style:family="text">
      <style:text-properties fo:color="#000000" style:font-name="Liberation Serif" fo:font-size="11pt" fo:font-style="normal" fo:font-weight="normal" style:font-size-asian="11pt" style:font-size-complex="11pt"/>
    </style:style>
    <style:style style:name="T17" style:family="text">
      <style:text-properties fo:color="#000000" fo:font-style="normal" fo:font-weight="normal"/>
    </style:style>
    <style:style style:name="T18" style:family="text">
      <style:text-properties fo:color="#000000" fo:font-size="9pt" style:font-size-asian="9pt" style:font-size-complex="9pt"/>
    </style:style>
    <style:style style:name="T19" style:family="text">
      <style:text-properties fo:color="#000000" style:font-size-asian="11pt" style:font-size-complex="11pt"/>
    </style:style>
    <style:style style:name="T20" style:family="text">
      <style:text-properties fo:color="#000000" officeooo:rsid="0025f288" style:font-size-asian="11pt" style:font-size-complex="11pt"/>
    </style:style>
    <style:style style:name="T21" style:family="text">
      <style:text-properties fo:color="#000000" style:font-name="Roboto" fo:font-size="10.5pt"/>
    </style:style>
    <style:style style:name="T22" style:family="text">
      <style:text-properties fo:color="#000000" style:font-name="Roboto" fo:font-size="10.5pt" officeooo:rsid="00258ecf"/>
    </style:style>
    <style:style style:name="T23" style:family="text">
      <style:text-properties fo:color="#000000" style:font-name="Roboto" fo:font-size="10.5pt" officeooo:rsid="0025f288"/>
    </style:style>
    <style:style style:name="T24" style:family="text">
      <style:text-properties fo:color="#000000" officeooo:rsid="00258ecf"/>
    </style:style>
    <style:style style:name="T25" style:family="text">
      <style:text-properties fo:color="#8e24aa" fo:font-size="9pt" style:font-size-asian="9pt" style:font-size-complex="9pt"/>
    </style:style>
    <style:style style:name="T26" style:family="text">
      <style:text-properties fo:color="#666600" style:font-name="Liberation Serif" fo:font-size="11pt" fo:font-style="normal" fo:font-weight="normal" style:font-size-asian="11pt" style:font-size-complex="11pt"/>
    </style:style>
    <style:style style:name="T27" style:family="text">
      <style:text-properties fo:color="#666600" style:font-name="Liberation Serif" fo:font-size="11pt" fo:font-style="normal" fo:font-weight="normal" officeooo:rsid="0021d231" style:font-size-asian="11pt" style:font-size-complex="11pt"/>
    </style:style>
    <style:style style:name="T28" style:family="text">
      <style:text-properties fo:color="#666600" fo:font-style="normal" fo:font-weight="normal"/>
    </style:style>
    <style:style style:name="T29" style:family="text">
      <style:text-properties fo:color="#666600" fo:font-style="normal" fo:font-weight="normal" officeooo:rsid="0021d231"/>
    </style:style>
    <style:style style:name="T30" style:family="text">
      <style:text-properties fo:color="#666600" fo:font-style="normal" fo:font-weight="normal" officeooo:rsid="00238609"/>
    </style:style>
    <style:style style:name="T31" style:family="text">
      <style:text-properties fo:color="#666600" fo:font-size="9pt" style:font-size-asian="9pt" style:font-size-complex="9pt"/>
    </style:style>
    <style:style style:name="T32" style:family="text">
      <style:text-properties fo:color="#0d904f" style:font-name="Liberation Serif" fo:font-size="11pt" fo:font-style="normal" fo:font-weight="normal" style:font-size-asian="11pt" style:font-size-complex="11pt"/>
    </style:style>
    <style:style style:name="T33" style:family="text">
      <style:text-properties fo:color="#0d904f" fo:font-style="normal" fo:font-weight="normal"/>
    </style:style>
    <style:style style:name="T34" style:family="text">
      <style:text-properties fo:color="#0d904f" fo:font-size="9pt" style:font-size-asian="9pt" style:font-size-complex="9pt"/>
    </style:style>
    <style:style style:name="T35" style:family="text">
      <style:text-properties fo:color="#d81b60" fo:font-style="normal" fo:font-weight="normal"/>
    </style:style>
    <style:style style:name="T36" style:family="text">
      <style:text-properties fo:font-variant="normal" fo:text-transform="none" fo:color="#3e433e" fo:font-size="9pt" fo:letter-spacing="normal" fo:font-style="normal" fo:font-weight="normal" officeooo:rsid="0021d231" style:font-size-asian="9pt" style:font-size-complex="9pt"/>
    </style:style>
    <style:style style:name="T37" style:family="text">
      <style:text-properties officeooo:rsid="0023bb65"/>
    </style:style>
    <style:style style:name="T38" style:family="text">
      <style:text-properties style:font-name="Roboto" fo:font-size="10.5pt"/>
    </style:style>
    <style:style style:name="T39" style:family="text">
      <style:text-properties style:font-name="Roboto" fo:font-size="10.5pt" officeooo:rsid="00258ecf"/>
    </style:style>
    <style:style style:name="T40" style:family="text">
      <style:text-properties style:font-name="Roboto" fo:font-size="10.5pt" officeooo:rsid="0025f288"/>
    </style:style>
    <style:style style:name="T41" style:family="text">
      <style:text-properties officeooo:rsid="002479bd"/>
    </style:style>
    <style:style style:name="T42" style:family="text">
      <style:text-properties officeooo:rsid="00258ecf"/>
    </style:style>
    <style:style style:name="T43" style:family="text">
      <style:text-properties officeooo:rsid="0025f288"/>
    </style:style>
    <style:style style:name="T44" style:family="text">
      <style:text-properties fo:color="#ff3333" officeooo:rsid="00247ce2" style:font-size-asian="11pt" style:font-size-complex="11pt"/>
    </style:style>
    <style:style style:name="T45" style:family="text">
      <style:text-properties fo:color="#ff3333" officeooo:rsid="00258ecf" style:font-size-asian="11pt" style:font-size-complex="11pt"/>
    </style:style>
    <style:style style:name="T46" style:family="text">
      <style:text-properties fo:color="#ff3333" officeooo:rsid="0025f288" style:font-size-asian="11pt" style:font-size-complex="11pt"/>
    </style:style>
    <style:style style:name="T47" style:family="text">
      <style:text-properties officeooo:rsid="00247ce2" style:font-size-asian="11pt" style:font-size-complex="11pt"/>
    </style:style>
    <style:style style:name="T48" style:family="text">
      <style:text-properties fo:color="#ff6666" fo:font-weight="bold" style:font-weight-asian="bold" style:font-weight-complex="bold"/>
    </style:style>
    <style:style style:name="T49" style:family="text">
      <style:text-properties officeooo:rsid="002760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s://www.youtube.com/watch?v=3xcbtykTkEM&amp;list=PLa8OODhatbXZ-XsM78E_8expiEAQycO2J">https://www.youtube.com/watch?v=3xcbtykTkEM&amp;list=PLa8OODhatbXZ-XsM78E_8expiEAQycO2J</text:a></text:p>
      <text:p text:style-name="P5"/>
      <text:p text:style-name="P4"><text:span text:style-name="T1">Según su propia definición, Firebase es un </text:span><text:span text:style-name="T2">conjunto de herramientas orientadas a la creación de aplicaciones de alta calidad</text:span><text:span text:style-name="T3">(</text:span><text:span text:style-name="T4">disponible tanto para </text:span><text:span text:style-name="Strong_20_Emphasis"><text:span text:style-name="T5">Android</text:span></text:span><text:span text:style-name="T4">, como para </text:span><text:span text:style-name="T6">iOS</text:span><text:span text:style-name="T4"> o </text:span><text:span text:style-name="T6">web</text:span><text:span text:style-name="T3">)</text:span><text:span text:style-name="T1">, al crecimiento de los usuarios y a ganar más dinero. Personalmente describo la plataforma como una </text:span><text:span text:style-name="T2">suite de diferentes aplicaciones que nos harán más fácil el desarrollo de nuestra aplicación</text:span><text:span text:style-name="T1">. </text:span></text:p>
      <text:p text:style-name="P4"/>
      <text:p text:style-name="P4"/>
      <text:h text:style-name="P1" text:outline-level="1"><text:bookmark text:name="eow-title"/><text:span text:style-name="T7">Clase </text:span>2.-Curso de firebase - Configuracion de Entorno</text:h>
      <text:p text:style-name="P6">Requerimientos Básicos</text:p>
      <text:p text:style-name="P6">- Conocimiento previo JavaScript</text:p>
      <text:p text:style-name="P6">- NodeJS</text:p>
      <text:p text:style-name="P6">- Editor Texto</text:p>
      <text:p text:style-name="P7">- Material Design Lite</text:p>
      <text:p text:style-name="P7"/>
      <text:p text:style-name="P7"/>
      <text:p text:style-name="P7"><text:span text:style-name="T7">1- Crear Nuestro proyecto en nuestra consola de firebase</text:span> </text:p>
      <text:p text:style-name="P8"><text:a xlink:type="simple" xlink:href="https://console.firebase.google.com/">https://console.firebase.google.com/</text:a></text:p>
      <text:p text:style-name="P8"/>
      <text:p text:style-name="P8"><text:s/>--<text:span text:style-name="T7">Crear proyecto</text:span></text:p>
      <text:p text:style-name="P8"/>
      <text:p text:style-name="P9">2 – Vincular firebase con nuestra app</text:p>
      <text:p text:style-name="P9">* <text:span text:style-name="T8">Debemos añadir a nuestra app Local un codigo que firebase nos proporciona(1ro elegimos si </text:span><text:span text:style-name="T10">Android</text:span><text:span text:style-name="T8">, </text:span><text:span text:style-name="T10">IPHONE</text:span><text:span text:style-name="T8">, o </text:span><text:span text:style-name="T10">WEB</text:span><text:span text:style-name="T8">). Y Firebase nos ofrece el codigo</text:span></text:p>
      <text:p text:style-name="P8"/>
      <text:p text:style-name="P11">El codigo nos ofrece, la url donde se encuentra los servidores de firebase,</text:p>
      <text:p text:style-name="P23"><text:span text:style-name="T13">&lt;script</text:span><text:span text:style-name="T18"> </text:span><text:span text:style-name="T25">src</text:span><text:span text:style-name="T31">=</text:span><text:span text:style-name="T34">"</text:span><text:a xlink:type="simple" xlink:href="https://www.gstatic.com/firebasejs/4.3.0/firebase.js">https://www.gstatic.com/firebasejs/4.3.0/firebase.js</text:a><text:span text:style-name="T34">"</text:span><text:span text:style-name="T13">&gt;&lt;/script&gt; // </text:span><text:span text:style-name="T36">url donde se encuentra los servidores de firebase</text:span></text:p>
      <text:p text:style-name="P22">&lt;script&gt;</text:p>
      <text:p text:style-name="P22"><text:span text:style-name="T14">  </text:span><text:span text:style-name="T35">// Initialize Firebase</text:span></text:p>
      <text:p text:style-name="P22"><text:span text:style-name="T14">  </text:span><text:span text:style-name="T12">var</text:span><text:span text:style-name="T17"> config </text:span><text:span text:style-name="T28">=</text:span><text:span text:style-name="T17"> </text:span><text:span text:style-name="T28">{</text:span></text:p>
      <text:p text:style-name="P22"><text:span text:style-name="T14">    </text:span><text:span text:style-name="T17">apiKey</text:span><text:span text:style-name="T28">:</text:span><text:span text:style-name="T17"> </text:span><text:span text:style-name="T33">"AIzaSyDjs1rfqLeMoy21fvBgVT45VphqduP8ft0"</text:span><text:span text:style-name="T28">, //</text:span><text:span text:style-name="T29">la clave de nuestra app</text:span></text:p>
      <text:p text:style-name="P22"><text:span text:style-name="T14">    </text:span><text:span text:style-name="T17">authDomain</text:span><text:span text:style-name="T28">:</text:span><text:span text:style-name="T17"> </text:span><text:span text:style-name="T33">"proyectoprueba-e8a09.firebaseapp.com"</text:span><text:span text:style-name="T28">, //</text:span><text:span text:style-name="T29">el dominio</text:span></text:p>
      <text:p text:style-name="Standard"><text:span text:style-name="T15">    </text:span><text:span text:style-name="T16">databaseURL</text:span><text:span text:style-name="T26">:</text:span><text:span text:style-name="T16"> </text:span><text:span text:style-name="T32">"</text:span><text:a xlink:type="simple" xlink:href="https://proyectoprueba-e8a09.firebaseio.com/">https://proyectoprueba-e8a09.firebaseio.com</text:a><text:span text:style-name="T32">"</text:span><text:span text:style-name="T26">, //</text:span><text:span text:style-name="T27">Donde se encuentra la BD</text:span></text:p>
      <text:p text:style-name="P22"><text:span text:style-name="T14">    </text:span><text:span text:style-name="T17">projectId</text:span><text:span text:style-name="T28">:</text:span><text:span text:style-name="T17"> </text:span><text:span text:style-name="T33">"proyectoprueba-e8a09"</text:span><text:span text:style-name="T28">,</text:span></text:p>
      <text:p text:style-name="P22"><text:span text:style-name="T14">    </text:span><text:span text:style-name="T17">storageBucket</text:span><text:span text:style-name="T28">:</text:span><text:span text:style-name="T17"> </text:span><text:span text:style-name="T33">"proyectoprueba-e8a09.appspot.com"</text:span><text:span text:style-name="T28">, //</text:span><text:span text:style-name="T30">Almacenamiento Hosting de mi app</text:span></text:p>
      <text:p text:style-name="P22"><text:span text:style-name="T14">    </text:span><text:span text:style-name="T17">messagingSenderId</text:span><text:span text:style-name="T28">:</text:span><text:span text:style-name="T17"> </text:span><text:span text:style-name="T33">"871453506987"</text:span></text:p>
      <text:p text:style-name="P22"><text:span text:style-name="T14">  </text:span><text:span text:style-name="T28">};</text:span></text:p>
      <text:p text:style-name="P22"><text:span text:style-name="T14">  </text:span><text:span text:style-name="T17">firebase</text:span><text:span text:style-name="T28">.</text:span><text:span text:style-name="T17">initializeApp</text:span><text:span text:style-name="T28">(</text:span><text:span text:style-name="T17">config</text:span><text:span text:style-name="T28">);</text:span></text:p>
      <text:p text:style-name="P22">&lt;/script&gt;</text:p>
      <text:p text:style-name="P12"/>
      <text:p text:style-name="P25">3- Lo proximo es ir a la consola de firebase</text:p>
      <text:p text:style-name="P10"><text:tab/><text:span text:style-name="T37">Hosting/</text:span></text:p>
      <text:p text:style-name="P13">Para alojar un sitio web, tienes que instalar las herramientas de línea de comandos de Firebase mediante npm </text:p>
      <text:p text:style-name="P13"/>
      <text:p text:style-name="P13"/>
      <text:p text:style-name="P14"><text:a xlink:type="simple" xlink:href="https://firebase.google.com/docs/cli/"><text:span text:style-name="T49">https://firebase.google.com/docs/cli/</text:span></text:a></text:p>
      <text:p text:style-name="P14"><text:tab/></text:p>
      <text:p text:style-name="P15"><text:span text:style-name="T43">sudo </text:span>npm install -g firebase-tools <text:s/>//<text:span text:style-name="T41">instalarlo en la carpeta raiz del proyecto</text:span></text:p>
      <text:p text:style-name="P15"/>
      <text:p text:style-name="P2">Inicia sesión en Google:</text:p>
      <text:p text:style-name="P3"/>
      <text:p text:style-name="P17"><text:span text:style-name="T44">firebase login (</text:span><text:span text:style-name="T38">Inicia sesión en Google</text:span><text:span text:style-name="T44">)</text:span></text:p>
      <text:p text:style-name="P16">firebase <text:span text:style-name="T42">init </text:span><text:span text:style-name="T24"><text:s/></text:span><text:span text:style-name="T14">(</text:span><text:span text:style-name="T22">Inicia </text:span><text:span text:style-name="T23">tu proyecto</text:span><text:span text:style-name="T14">)</text:span></text:p>
      <text:p text:style-name="P20">Añade tus archivos estáticos al directorio de implementación (público de forma predeterminada)</text:p>
      <text:p text:style-name="P17"><text:span text:style-name="T45">firebase deploy </text:span><text:span text:style-name="T20">(</text:span><text:span text:style-name="T21">Implementa tu sitio web:</text:span><text:span text:style-name="T20">)</text:span></text:p>
      <text:p text:style-name="P17"/>
      <text:p text:style-name="P19"><text:span text:style-name="T48">firebase use --project</text:span> proyectoprueba-e8a09</text:p>
      <text:p text:style-name="P17"/>
      <text:p text:style-name="P21">firebase serve </text:p>
      <text:p text:style-name="P18"><text:span text:style-name="T20">a </text:span><text:span text:style-name="T19">travez de firebase hemos logrado establecer un servidor local, por tanto podemos dirigirnos a http://localhost:5000</text:span></text:p>
      <text:p text:style-name="P24"/>
      <text:p text:style-name="P28"><text:span text:style-name="T11"/></text:p>
      <text:p text:style-name="P28"/>
      <text:p text:style-name="P26"/>
      <text:p text:style-name="P27"><text:span text:style-name="T11">para android</text:span></text:p>
      <text:p text:style-name="P27"><text:a xlink:type="simple" xlink:href="https://medium.com/@ykro/mi-primer-app-con-firebase-y-android-parte-1-fd0b7d717e0b"><text:span text:style-name="T11">https://medium.com/@ykro/mi-primer-app-con-firebase-y-android-parte-1-fd0b7d717e0b</text:span></text:a></text:p>
      <text:p text:style-name="P27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"/>
    <style:font-face style:name="Roboto Mono" svg:font-family="'Roboto Mono', monospace"/>
    <style:font-face style:name="Roboto" svg:font-family="Roboto, 'Helvetica Neue', sans-serif"/>
    <style:font-face style:name="YouTube Noto" svg:font-family="'YouTube Noto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4:47:17.659729154</meta:creation-date>
    <dc:date>2017-08-25T15:53:21.399883811</dc:date>
    <meta:editing-duration>PT1H5M7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3" meta:paragraph-count="43" meta:word-count="290" meta:character-count="2384" meta:non-whitespace-character-count="2096"/>
  </office:meta>
</office:document-meta>
</file>